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0.902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4d42c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4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3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10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7">Destinazione: </text:p>
            <text:p text:style-name="P5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8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8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</table:table-row>
        <table:table-row table:style-name="Tabella1.4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6T13:52:24.298753019</dc:date>
    <dc:creator>thebrush </dc:creator>
    <meta:editing-duration>PT5H55M36S</meta:editing-duration>
    <meta:editing-cycles>138</meta:editing-cycles>
    <meta:document-statistic meta:table-count="1" meta:image-count="0" meta:object-count="0" meta:page-count="2" meta:paragraph-count="10" meta:word-count="15" meta:character-count="216" meta:non-whitespace-character-count="209"/>
  </office:meta>
</office:document-meta>
</file>